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Droid Sans Mono', monospace, monospace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T1" style:family="text">
      <style:text-properties officeooo:rsid="00097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茲推薦本系二年級學生戴偉璿同學，申請參加本系【學士暑期實習計畫】。本人對其學習態度認真、積極好學，印象深刻。</text:p>
      <text:p text:style-name="Standard"/>
      <text:p text:style-name="Standard">在課堂表現方面，偉璿不僅熟稔基礎醫學與工程理論，更積極延伸自我學習至深度學習、網路協定、數值方法等進階領域。他具備紮實的程式設計能力，精通 C++ 與 Python，能熟練操作 Linux 系統，並能在 GCP 等雲端平台上完成 AI 模型部署與訓練。這樣的技術實力使他能迅速上手醫學影像分析中的實務挑戰，例如使用 U-Net 進行 MRI 分割、建立影像向量資料庫或搭建問答系統等。</text:p>
      <text:p text:style-name="Standard"/>
      <text:p text:style-name="Standard">更值得一提的是，他對於複雜理論也具有深入理解的能力。在我觀察中，偉璿能夠獨立推導演算法背後的數學理論，並靈活應用於解題或實作中。他曾多次主動提出具創意的解法與優化策略，展現出良好的邏輯思維與研究潛力。</text:p>
      <text:p text:style-name="Standard"/>
      <text:p text:style-name="Standard">此次申請實習計畫，戴偉璿同學計畫以肺部電腦斷層掃描之非小細胞癌 PD-L1 表現預測為題，探討結合多任務自監督學習與生成對抗網路之後的預測結果，期望透過暑期實作，深化技術應用與問題分析能力。本人相信，他具備完成本計畫所需之學習態度與實作能力，並能於成果發表中展現具水準之作品與效能表現。</text:p>
      <text:p text:style-name="Standard">綜合以上，本人誠心推薦戴偉璿同學參與本次學士實習計畫，並深信他將能在此實習過程中獲得寶貴經驗，為未來學術與研究發展奠定良好基礎。</text:p>
      <text:p text:style-name="Standard">敬請 貴單位 惠予考量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Droid Sans Mono', monospace, monospace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6:20:06.214701097</meta:creation-date>
    <dc:date>2025-05-27T16:27:30.662392129</dc:date>
    <meta:editing-duration>PT7M26S</meta:editing-duration>
    <meta:editing-cycles>1</meta:editing-cycles>
    <meta:document-statistic meta:table-count="0" meta:image-count="0" meta:object-count="0" meta:page-count="1" meta:paragraph-count="6" meta:word-count="524" meta:character-count="565" meta:non-whitespace-character-count="548"/>
    <meta:generator>LibreOffice/24.2.7.2$Linux_X86_64 LibreOffice_project/420$Build-2</meta:generator>
  </office:meta>
</office:document-meta>
</file>